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Liberation Sans" officeooo:rsid="00138614" officeooo:paragraph-rsid="0014f61a"/>
    </style:style>
    <style:style style:name="P2" style:family="paragraph" style:parent-style-name="Text_20_body">
      <style:text-properties style:font-name="Liberation Sans" officeooo:rsid="0014f61a" officeooo:paragraph-rsid="0014f61a"/>
    </style:style>
    <style:style style:name="P3" style:family="paragraph" style:parent-style-name="Text_20_body">
      <style:text-properties officeooo:rsid="00152daa" officeooo:paragraph-rsid="00152daa"/>
    </style:style>
    <style:style style:name="P4" style:family="paragraph" style:parent-style-name="Text_20_body">
      <style:text-properties officeooo:rsid="0016d7d2" officeooo:paragraph-rsid="0016d7d2"/>
    </style:style>
    <style:style style:name="P5" style:family="paragraph" style:parent-style-name="Text_20_body">
      <style:text-properties officeooo:rsid="0016d7d2" officeooo:paragraph-rsid="00229678"/>
    </style:style>
    <style:style style:name="P6" style:family="paragraph" style:parent-style-name="Text_20_body">
      <style:text-properties officeooo:rsid="001bcfaa" officeooo:paragraph-rsid="001bcfaa"/>
    </style:style>
    <style:style style:name="P7" style:family="paragraph" style:parent-style-name="Text_20_body">
      <style:text-properties officeooo:rsid="001cf3a5" officeooo:paragraph-rsid="001cf3a5"/>
    </style:style>
    <style:style style:name="P8" style:family="paragraph" style:parent-style-name="Text_20_body">
      <style:text-properties officeooo:rsid="001cf3a5" officeooo:paragraph-rsid="001dc5ed"/>
    </style:style>
    <style:style style:name="P9" style:family="paragraph" style:parent-style-name="Text_20_body">
      <style:text-properties officeooo:rsid="001eece8" officeooo:paragraph-rsid="001eece8"/>
    </style:style>
    <style:style style:name="P10" style:family="paragraph" style:parent-style-name="Text_20_body">
      <style:text-properties officeooo:rsid="00216817" officeooo:paragraph-rsid="00216817"/>
    </style:style>
    <style:style style:name="P11" style:family="paragraph" style:parent-style-name="Text_20_body">
      <style:text-properties officeooo:rsid="00216817" officeooo:paragraph-rsid="00285ce6"/>
    </style:style>
    <style:style style:name="P12" style:family="paragraph" style:parent-style-name="Text_20_body">
      <style:text-properties officeooo:rsid="0025993b" officeooo:paragraph-rsid="0025993b"/>
    </style:style>
    <style:style style:name="P13" style:family="paragraph" style:parent-style-name="Text_20_body">
      <style:text-properties officeooo:rsid="002a36a3" officeooo:paragraph-rsid="002a36a3"/>
    </style:style>
    <style:style style:name="P14" style:family="paragraph" style:parent-style-name="Title">
      <style:text-properties officeooo:rsid="00138614" officeooo:paragraph-rsid="00138614"/>
    </style:style>
    <style:style style:name="P15" style:family="paragraph" style:parent-style-name="Heading_20_1">
      <style:text-properties officeooo:rsid="00138614" officeooo:paragraph-rsid="00138614"/>
    </style:style>
    <style:style style:name="P16" style:family="paragraph" style:parent-style-name="Heading_20_1" style:list-style-name="">
      <style:text-properties officeooo:rsid="0016d7d2" officeooo:paragraph-rsid="0016d7d2"/>
    </style:style>
    <style:style style:name="P17" style:family="paragraph" style:parent-style-name="Heading_20_1">
      <style:text-properties officeooo:rsid="002a36a3" officeooo:paragraph-rsid="002a36a3"/>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16d7d2" officeooo:paragraph-rsid="0016d7d2"/>
    </style:style>
    <style:style style:name="P20" style:family="paragraph" style:parent-style-name="Heading_20_2">
      <style:text-properties officeooo:rsid="001bcfaa" officeooo:paragraph-rsid="001bcfaa"/>
    </style:style>
    <style:style style:name="P21" style:family="paragraph" style:parent-style-name="Heading_20_2">
      <style:text-properties officeooo:rsid="001cf3a5" officeooo:paragraph-rsid="001cf3a5"/>
    </style:style>
    <style:style style:name="P22" style:family="paragraph" style:parent-style-name="Heading_20_2">
      <style:text-properties officeooo:rsid="00206f34" officeooo:paragraph-rsid="00206f34"/>
    </style:style>
    <style:style style:name="P23" style:family="paragraph" style:parent-style-name="Footnote">
      <style:text-properties officeooo:rsid="00237ead" officeooo:paragraph-rsid="00237ead"/>
    </style:style>
    <style:style style:name="P24" style:family="paragraph" style:parent-style-name="Footnote">
      <style:text-properties officeooo:rsid="0023a5dd" officeooo:paragraph-rsid="0023a5dd"/>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Footer">
      <style:paragraph-properties fo:text-align="center" style:justify-single-word="false"/>
      <style:text-properties officeooo:rsid="002ab794" officeooo:paragraph-rsid="002ab794"/>
    </style:style>
    <style:style style:name="P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fo:font-size="10pt" style:font-size-asian="10pt" style:font-size-complex="10pt"/>
    </style:style>
    <style:style style:name="P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style>
    <style:style style:name="P3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text-properties fo:font-variant="normal" fo:text-transform="none" fo:color="#ffff00" style:text-outline="false" style:text-line-through-style="none" style:text-line-through-type="none" style:font-name="Liberation Sans2"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text-properties fo:font-variant="normal" fo:text-transform="none" fo:color="#ffff00" style:text-outline="false" style:text-line-through-style="none" style:text-line-through-type="none" style:font-name="Liberation Sans2" fo:font-size="10pt" fo:font-style="normal" fo:text-shadow="none" style:text-underline-style="none" fo:font-weight="bold" style:letter-kerning="true" style:font-name-asian="WenQuanYi Zen Hei Sharp"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text-properties fo:font-variant="normal" fo:text-transform="none" fo:color="#00ff00" style:text-outline="false" style:text-line-through-style="none" style:text-line-through-type="none" style:font-name="Liberation Sans2"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2" fo:font-size="10pt" fo:font-style="normal" fo:text-shadow="none" style:text-underline-style="none" fo:font-weight="bold" style:letter-kerning="true" style:font-name-asian="WenQuanYi Zen Hei Sharp"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 style:family="text">
      <style:text-properties officeooo:rsid="0014f61a"/>
    </style:style>
    <style:style style:name="T2" style:family="text">
      <style:text-properties officeooo:rsid="001684de"/>
    </style:style>
    <style:style style:name="T3" style:family="text">
      <style:text-properties officeooo:rsid="001cf3a5"/>
    </style:style>
    <style:style style:name="T4" style:family="text">
      <style:text-properties officeooo:rsid="001dc5ed"/>
    </style:style>
    <style:style style:name="T5" style:family="text">
      <style:text-properties officeooo:rsid="00206f34"/>
    </style:style>
    <style:style style:name="T6" style:family="text">
      <style:text-properties officeooo:rsid="00216817"/>
    </style:style>
    <style:style style:name="T7" style:family="text">
      <style:text-properties officeooo:rsid="00227e6d"/>
    </style:style>
    <style:style style:name="T8" style:family="text">
      <style:text-properties officeooo:rsid="00229678"/>
    </style:style>
    <style:style style:name="T9" style:family="text">
      <style:text-properties officeooo:rsid="00237ead"/>
    </style:style>
    <style:style style:name="T10" style:family="text">
      <style:text-properties officeooo:rsid="0023a5dd"/>
    </style:style>
    <style:style style:name="T11" style:family="text">
      <style:text-properties officeooo:rsid="0025993b"/>
    </style:style>
    <style:style style:name="T12" style:family="text">
      <style:text-properties officeooo:rsid="0026c923"/>
    </style:style>
    <style:style style:name="T13" style:family="text">
      <style:text-properties officeooo:rsid="00285ce6"/>
    </style:style>
    <style:style style:name="T14"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bold" style:letter-kerning="true" style:font-name-asian="WenQuanYi Zen Hei Sharp"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fo:color="#ffff00" style:text-outline="false" style:text-line-through-style="none" style:text-line-through-type="none" style:font-name="Liberation Sans2" fo:font-size="10pt" fo:font-style="normal" fo:text-shadow="none" style:text-underline-style="none" fo:font-weight="bold" style:letter-kerning="true" style:font-name-asian="WenQuanYi Zen Hei Sharp"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ffff" style:text-outline="false" style:text-line-through-style="none" style:text-line-through-type="none" style:font-name="Liberation Sans2" fo:font-size="10pt" fo:font-style="normal" fo:text-shadow="none" style:text-underline-style="none" fo:font-weight="bold" style:letter-kerning="true" style:font-name-asian="WenQuanYi Zen Hei Sharp"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list-style-name="L40">
      <style:graphic-properties draw:stroke="solid" svg:stroke-width="0.0402in" svg:stroke-color="#000000" draw:marker-start="Arrow"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4" style:family="graphic" style:list-style-name="L41">
      <style:graphic-properties draw:stroke="solid" svg:stroke-width="0.0402in" svg:stroke-color="#000000" draw:marker-start="Arrow"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5" style:family="graphic" style:list-style-name="L42">
      <style:graphic-properties draw:stroke="solid" svg:stroke-width="0.0402in" svg:stroke-color="#000000" draw:marker-start="Arrow"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 style:family="graphic" style:list-style-name="L43">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1.0744in" fo:min-width="1.8807in" fo:padding-top="0.0689in" fo:padding-bottom="0.0689in" fo:padding-left="0.1181in" fo:padding-right="0.1181in" draw:shadow="hidden" draw:shadow-offset-x="0.0783in" draw:shadow-offset-y="0.0783in" draw:shadow-color="#808080" style:run-through="foreground"/>
    </style:style>
    <style:style style:name="gr7" style:family="graphic" style:list-style-name="L44">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0.2217in" fo:min-width="0.4701in" fo:padding-top="0.0689in" fo:padding-bottom="0.0689in" fo:padding-left="0.1181in" fo:padding-right="0.1181in" draw:shadow="hidden" draw:shadow-offset-x="0.0783in" draw:shadow-offset-y="0.0783in" draw:shadow-color="#808080" style:run-through="foreground"/>
    </style:style>
    <style:style style:name="gr8" style:family="graphic" style:list-style-name="L45">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0.2217in" fo:min-width="0.4701in" fo:padding-top="0.0689in" fo:padding-bottom="0.0689in" fo:padding-left="0.1181in" fo:padding-right="0.1181in" draw:shadow="hidden" draw:shadow-offset-x="0.0783in" draw:shadow-offset-y="0.0783in" draw:shadow-color="#808080" style:run-through="foreground"/>
    </style:style>
    <style:style style:name="gr9" style:family="graphic" style:list-style-name="L46">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0.2217in" fo:min-width="0.4681in" fo:padding-top="0.0689in" fo:padding-bottom="0.0689in" fo:padding-left="0.1181in" fo:padding-right="0.1181in" draw:shadow="hidden" draw:shadow-offset-x="0.0783in" draw:shadow-offset-y="0.0783in" draw:shadow-color="#808080" style:run-through="foreground"/>
    </style:style>
    <style:style style:name="gr10" style:family="graphic" style:list-style-name="L47">
      <style:graphic-properties draw:stroke="solid" svg:stroke-width="0.0402in" svg:stroke-color="#3465a4" draw:marker-start="" draw:marker-start-width="0.139in" draw:marker-start-center="false" draw:marker-end="" draw:marker-end-width="0.139in" draw:marker-end-center="false" draw:fill="solid" draw:fill-color="#00ffff" draw:textarea-horizontal-align="justify" draw:textarea-vertical-align="middle" draw:auto-grow-height="false" fo:min-height="0.6783in" fo:min-width="1.8681in" fo:padding-top="0.0689in" fo:padding-bottom="0.0689in" fo:padding-left="0.1181in" fo:padding-right="0.1181in" draw:shadow="hidden" draw:shadow-offset-x="0.0783in" draw:shadow-offset-y="0.0783in" draw:shadow-color="#808080" style:run-through="foreground"/>
    </style:style>
    <style:style style:name="gr11" style:family="graphic" style:list-style-name="L48">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0.7693in" fo:min-width="1.8764in" fo:padding-top="0.0689in" fo:padding-bottom="0.0689in" fo:padding-left="0.1181in" fo:padding-right="0.1181in" draw:shadow="hidden" draw:shadow-offset-x="0.0783in" draw:shadow-offset-y="0.0783in" draw:shadow-color="#808080" style:run-through="foreground"/>
    </style:style>
    <style:style style:name="gr12" style:family="graphic" style:list-style-name="L49">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1.4681in" fo:min-width="1.6035in" fo:padding-top="0.0689in" fo:padding-bottom="0.0689in" fo:padding-left="0.1181in" fo:padding-right="0.1181in" draw:shadow="hidden" draw:shadow-offset-x="0.0783in" draw:shadow-offset-y="0.0783in" draw:shadow-color="#808080" style:run-through="foreground"/>
    </style:style>
    <style:style style:name="gr13" style:family="graphic" style:list-style-name="L50">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0.3256in" fo:min-width="0.6866in" fo:padding-top="0.0689in" fo:padding-bottom="0.0689in" fo:padding-left="0.1181in" fo:padding-right="0.1181in" draw:shadow="hidden" draw:shadow-offset-x="0.0783in" draw:shadow-offset-y="0.0783in" draw:shadow-color="#808080" style:run-through="foreground"/>
    </style:style>
    <style:style style:name="gr14" style:family="graphic" style:list-style-name="L51">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0.3256in" fo:min-width="0.6874in" fo:padding-top="0.0689in" fo:padding-bottom="0.0689in" fo:padding-left="0.1181in" fo:padding-right="0.1181in" draw:shadow="hidden" draw:shadow-offset-x="0.0783in" draw:shadow-offset-y="0.0783in" draw:shadow-color="#808080" style:run-through="foreground"/>
    </style:style>
    <style:style style:name="gr15" style:family="graphic" style:list-style-name="L52">
      <style:graphic-properties draw:stroke="solid" svg:stroke-width="0.0402in" svg:stroke-color="#3465a4" draw:marker-start="" draw:marker-start-width="0.139in" draw:marker-start-center="false" draw:marker-end="" draw:marker-end-width="0.139in" draw:marker-end-center="false" draw:fill="solid" draw:fill-color="#729fcf" draw:textarea-horizontal-align="justify" draw:textarea-vertical-align="middle" draw:auto-grow-height="false" fo:min-height="1.2929in" fo:min-width="1.6638in" fo:padding-top="0.0689in" fo:padding-bottom="0.0689in" fo:padding-left="0.1181in" fo:padding-right="0.1181in" draw:shadow="hidden" draw:shadow-offset-x="0.0783in" draw:shadow-offset-y="0.0783in" draw:shadow-color="#808080" style:run-through="foreground"/>
    </style:style>
    <style:style style:name="gr16" style:family="graphic" style:list-style-name="L53">
      <style:graphic-properties draw:stroke="solid" svg:stroke-width="0.0402in" svg:stroke-color="#00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7" style:family="graphic" style:list-style-name="L54">
      <style:graphic-properties draw:stroke="solid" svg:stroke-width="0.0402in" svg:stroke-color="#000000" draw:marker-start="" draw:marker-start-width="0.0783in" draw:marker-start-center="false" draw:marker-end="Arrow" draw:marker-end-width="0.1201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8" style:family="graphic" style:list-style-name="L55">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2799in" fo:min-width="0.6783in" fo:padding-top="0.0693in" fo:padding-bottom="0.0693in" fo:padding-left="0.1189in" fo:padding-right="0.1189in" draw:shadow="hidden" draw:shadow-offset-x="0.0783in" draw:shadow-offset-y="0.0783in" draw:shadow-color="#808080" style:run-through="foreground"/>
    </style:style>
    <style:style style:name="gr19" style:family="graphic" style:list-style-name="L56">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2791in" fo:min-width="0.6783in" fo:padding-top="0.0693in" fo:padding-bottom="0.0693in" fo:padding-left="0.1189in" fo:padding-right="0.1189in" draw:shadow="hidden" draw:shadow-offset-x="0.0783in" draw:shadow-offset-y="0.0783in" draw:shadow-color="#808080" style:run-through="foreground"/>
    </style:style>
    <style:style style:name="gr20" style:family="graphic" style:list-style-name="L57">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2811in" fo:min-width="0.6783in" fo:padding-top="0.0693in" fo:padding-bottom="0.0693in" fo:padding-left="0.1189in" fo:padding-right="0.1189in" draw:shadow="hidden" draw:shadow-offset-x="0.0783in" draw:shadow-offset-y="0.0783in" draw:shadow-color="#808080" style:run-through="foreground"/>
    </style:style>
    <style:style style:name="gr21" style:family="graphic" style:list-style-name="L58">
      <style:graphic-properties draw:stroke="solid" svg:stroke-width="0.0402in" svg:stroke-color="#000000" draw:marker-start="" draw:marker-start-width="0.0783in" draw:marker-start-center="false" draw:marker-end="Arrow" draw:marker-end-width="0.1201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2" style:family="graphic" style:list-style-name="L59">
      <style:graphic-properties draw:stroke="solid" svg:stroke-width="0.0402in" svg:stroke-color="#00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3" style:family="graphic" style:list-style-name="L60">
      <style:graphic-properties draw:stroke="solid" svg:stroke-width="0.0402in" svg:stroke-color="#00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4" style:family="graphic" style:list-style-name="L61">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54in" fo:min-width="0.8146in" fo:padding-top="0.0693in" fo:padding-bottom="0.0693in" fo:padding-left="0.1189in" fo:padding-right="0.1189in" draw:shadow="hidden" draw:shadow-offset-x="0.0783in" draw:shadow-offset-y="0.0783in" draw:shadow-color="#808080" style:run-through="foreground"/>
    </style:style>
    <style:style style:name="gr25" style:family="graphic" style:list-style-name="L62">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46in" fo:min-width="0.8146in" fo:padding-top="0.0693in" fo:padding-bottom="0.0693in" fo:padding-left="0.1189in" fo:padding-right="0.1189in" draw:shadow="hidden" draw:shadow-offset-x="0.0783in" draw:shadow-offset-y="0.0783in" draw:shadow-color="#808080" style:run-through="foreground"/>
    </style:style>
    <style:style style:name="gr26" style:family="graphic" style:list-style-name="L63">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61in" fo:min-width="0.8154in" fo:padding-top="0.0693in" fo:padding-bottom="0.0693in" fo:padding-left="0.1189in" fo:padding-right="0.1189in" draw:shadow="hidden" draw:shadow-offset-x="0.0783in" draw:shadow-offset-y="0.0783in" draw:shadow-color="#808080" style:run-through="foreground"/>
    </style:style>
    <style:style style:name="gr27" style:family="graphic" style:list-style-name="L64">
      <style:graphic-properties draw:stroke="solid" svg:stroke-width="0.0402in" svg:stroke-color="#000000" draw:marker-start="" draw:marker-start-width="0.0783in" draw:marker-start-center="false" draw:marker-end="Arrow" draw:marker-end-width="0.1201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8" style:family="graphic" style:list-style-name="L65">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46in" fo:min-width="0.8138in" fo:padding-top="0.0693in" fo:padding-bottom="0.0693in" fo:padding-left="0.1189in" fo:padding-right="0.1189in" draw:shadow="hidden" draw:shadow-offset-x="0.0783in" draw:shadow-offset-y="0.0783in" draw:shadow-color="#808080" style:run-through="foreground"/>
    </style:style>
    <style:style style:name="gr29" style:family="graphic" style:list-style-name="L66">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38in" fo:min-width="0.8138in" fo:padding-top="0.0693in" fo:padding-bottom="0.0693in" fo:padding-left="0.1189in" fo:padding-right="0.1189in" draw:shadow="hidden" draw:shadow-offset-x="0.0783in" draw:shadow-offset-y="0.0783in" draw:shadow-color="#808080" style:run-through="foreground"/>
    </style:style>
    <style:style style:name="gr30" style:family="graphic" style:list-style-name="L67">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61in" fo:min-width="0.8138in" fo:padding-top="0.0693in" fo:padding-bottom="0.0693in" fo:padding-left="0.1189in" fo:padding-right="0.1189in" draw:shadow="hidden" draw:shadow-offset-x="0.0783in" draw:shadow-offset-y="0.0783in" draw:shadow-color="#808080" style:run-through="foreground"/>
    </style:style>
    <style:style style:name="gr31" style:family="graphic" style:list-style-name="L68">
      <style:graphic-properties draw:stroke="solid" svg:stroke-width="0.0402in" svg:stroke-color="#000000" draw:marker-start="" draw:marker-start-width="0.0783in" draw:marker-start-center="false" draw:marker-end="Arrow" draw:marker-end-width="0.1201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32" style:family="graphic" style:list-style-name="L69">
      <style:graphic-properties draw:stroke="solid" svg:stroke-width="0.0402in" svg:stroke-color="#00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33" style:family="graphic" style:list-style-name="L70">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46in" fo:min-width="0.8138in" fo:padding-top="0.0693in" fo:padding-bottom="0.0693in" fo:padding-left="0.1189in" fo:padding-right="0.1189in" draw:shadow="hidden" draw:shadow-offset-x="0.0783in" draw:shadow-offset-y="0.0783in" draw:shadow-color="#808080" style:run-through="foreground"/>
    </style:style>
    <style:style style:name="gr34" style:family="graphic" style:list-style-name="L71">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61in" fo:min-width="0.8138in" fo:padding-top="0.0693in" fo:padding-bottom="0.0693in" fo:padding-left="0.1189in" fo:padding-right="0.1189in" draw:shadow="hidden" draw:shadow-offset-x="0.0783in" draw:shadow-offset-y="0.0783in" draw:shadow-color="#808080" style:run-through="foreground"/>
    </style:style>
    <style:style style:name="gr35" style:family="graphic" style:list-style-name="L72">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3146in" fo:min-width="0.8146in" fo:padding-top="0.0693in" fo:padding-bottom="0.0693in" fo:padding-left="0.1189in" fo:padding-right="0.1189in" draw:shadow="hidden" draw:shadow-offset-x="0.0783in" draw:shadow-offset-y="0.0783in" draw:shadow-color="#808080" style:run-through="foreground"/>
    </style:style>
    <style:style style:name="gr36" style:family="graphic" style:list-style-name="L73">
      <style:graphic-properties draw:stroke="solid" svg:stroke-width="0.0402in" svg:stroke-color="#00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37" style:family="graphic" style:list-style-name="L74">
      <style:graphic-properties draw:stroke="solid" svg:stroke-width="0.0402in" svg:stroke-color="#000000" draw:marker-start="" draw:marker-start-width="0.0783in" draw:marker-start-center="false" draw:marker-end="Arrow" draw:marker-end-width="0.1201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38" style:family="graphic" style:list-style-name="L75">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2799in" fo:min-width="0.6783in" fo:padding-top="0.0693in" fo:padding-bottom="0.0693in" fo:padding-left="0.1189in" fo:padding-right="0.1189in" draw:shadow="hidden" draw:shadow-offset-x="0.0783in" draw:shadow-offset-y="0.0783in" draw:shadow-color="#808080" style:run-through="foreground"/>
    </style:style>
    <style:style style:name="gr39" style:family="graphic" style:list-style-name="L76">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2799in" fo:min-width="0.6783in" fo:padding-top="0.0693in" fo:padding-bottom="0.0693in" fo:padding-left="0.1189in" fo:padding-right="0.1189in" draw:shadow="hidden" draw:shadow-offset-x="0.0783in" draw:shadow-offset-y="0.0783in" draw:shadow-color="#808080" style:run-through="foreground"/>
    </style:style>
    <style:style style:name="gr40" style:family="graphic" style:list-style-name="L77">
      <style:graphic-properties draw:stroke="solid" svg:stroke-width="0.0402in" svg:stroke-color="#000000" draw:marker-start="" draw:marker-start-width="0.0783in" draw:marker-start-center="false" draw:marker-end="" draw:marker-end-width="0.0783in" draw:marker-end-center="false" draw:fill="solid" draw:fill-color="#4c4c4c" draw:textarea-horizontal-align="justify" draw:textarea-vertical-align="middle" draw:auto-grow-height="false" fo:min-height="0.2799in" fo:min-width="0.6783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enchmarkSQL Timed Driver</text:p>
      <text:h text:style-name="P15" text:outline-level="1"><text:bookmark-start text:name="__RefHeading__107_2021226286"/>Introduction<text:bookmark-end text:name="__RefHeading__107_2021226286"/></text:h>
      <text:p text:style-name="P1">The TPC-C specification is based on a 3-tier model where many Terminals with human users submit requests (screen data) to an application, called System Under Test (SUT) in the specification. The SUT is actually the combination of application (tier 2) and database (tier 3). The Terminals are supposed to be emulated and perform response time measurement. While the Terminals are emulated, they are still supposed to act like (sane) human users that need some time to enter the input data for a request and some time to process the resulting output.</text:p>
      <text:p text:style-name="P1"><text:span text:style-name="T1">According to the specification, a terminal generates a reqest on average 21 seconds after it received the output for the previous transaction. This is not a fixed 21 seconds wait between requests. The actual wait time between two transactions depends on the two transaction types and has a random element in it. However, it is irrelevant when this request starts to be processed inside the SUT or when the database transaction for the request is started. The response time clock starts ticking when the simulated user hits the SEND button and it stops when the response screen is received.</text:span></text:p>
      <text:p text:style-name="P2">While trying to generate a TPC-C style workload as close as possible, BenchmarkSQL focuses on the database <text:span text:style-name="T9">performance</text:span>. A <text:span text:style-name="T9">true </text:span>3-tier implementation is therefore impractical <text:span text:style-name="T9">because it imposes unneccessary installation complexity and hardware requirements for running the driver</text:span>. The Timed Driver is an attempt to implement tiers 1 and 2 together in one tool while <text:span text:style-name="T9">still having</text:span> the ability to measure the response times <text:span text:style-name="T9">for tier 1</text:span>, <text:span text:style-name="T9">that </text:span>terminals in a true 3-tier implementation would experienc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6"><text:a xlink:type="simple" xlink:href="#__RefHeading__107_2021226286" text:style-name="Index_20_Link" text:visited-style-name="Index_20_Link">Introduction<text:tab/>1</text:a></text:p>
          <text:p text:style-name="P26"><text:a xlink:type="simple" xlink:href="#__RefHeading__109_2021226286" text:style-name="Index_20_Link" text:visited-style-name="Index_20_Link">Scaling Problems<text:tab/>3</text:a></text:p>
          <text:p text:style-name="P26"><text:a xlink:type="simple" xlink:href="#__RefHeading__111_2021226286" text:style-name="Index_20_Link" text:visited-style-name="Index_20_Link">Architecture of the BenchmarkSQL Timed Driver<text:tab/>4</text:a></text:p>
          <text:p text:style-name="P27"><text:a xlink:type="simple" xlink:href="#__RefHeading__113_2021226286" text:style-name="Index_20_Link" text:visited-style-name="Index_20_Link">TData<text:tab/>4</text:a></text:p>
          <text:p text:style-name="P27"><text:a xlink:type="simple" xlink:href="#__RefHeading__115_2021226286" text:style-name="Index_20_Link" text:visited-style-name="Index_20_Link">Monkey Queue<text:tab/>4</text:a></text:p>
          <text:p text:style-name="P27"><text:a xlink:type="simple" xlink:href="#__RefHeading__117_2021226286" text:style-name="Index_20_Link" text:visited-style-name="Index_20_Link">Scheduler<text:tab/>5</text:a></text:p>
          <text:p text:style-name="P27"><text:a xlink:type="simple" xlink:href="#__RefHeading__119_2021226286" text:style-name="Index_20_Link" text:visited-style-name="Index_20_Link">System Under Test<text:tab/>5</text:a></text:p>
          <text:p text:style-name="P27"><text:a xlink:type="simple" xlink:href="#__RefHeading__121_2021226286" text:style-name="Index_20_Link" text:visited-style-name="Index_20_Link">Delivery BG Scheduler<text:tab/>6</text:a></text:p>
          <text:p text:style-name="P26"><text:a xlink:type="simple" xlink:href="#__RefHeading__124_2021226286" text:style-name="Index_20_Link" text:visited-style-name="Index_20_Link">Reported Performance Data<text:tab/>7</text:a></text:p>
          <text:p text:style-name="P26"><text:a xlink:type="simple" xlink:href="#__RefHeading__126_2021226286" text:style-name="Index_20_Link" text:visited-style-name="Index_20_Link">Recording Individual Transaction Information<text:tab/>7</text:a></text:p>
        </text:index-body>
      </text:table-of-content>
      <text:p text:style-name="P2"/>
      <text:h text:style-name="P18" text:outline-level="1"><text:bookmark-start text:name="__RefHeading__109_2021226286"/>Scaling Problems<text:bookmark-end text:name="__RefHeading__109_2021226286"/></text:h>
      <text:p text:style-name="P3">The TPC-C specification defines scaling rules. The scale of the test is <text:span text:style-name="T9">defined</text:span> <text:span text:style-name="T9">by the</text:span> number of Warehouses. Most of the database tables (except for the Item table) are directly proportional in size to the number of configured Warehouses. The on disk footprint of one Warehouse is approximately 100MB <text:note text:id="ftn1" text:note-class="footnote"><text:note-citation>1</text:note-citation><text:note-body><text:p text:style-name="P24">In PostgreSQL 9.5 with FILLFACTOR=100.</text:p></text:note-body></text:note>.</text:p>
      <text:p text:style-name="P3">This scaling factor also defines the number of Terminals, to simulate <text:span text:style-name="T9">and by that, the maximum number of transaction requests, they can generate</text:span>. There must be 10 Terminals per Warehouse. The average wait time between receiving the response for the previous transaction and sending the request for the next transaction is 21 seconds <text:note text:id="ftn0" text:note-class="footnote"><text:note-citation>2</text:note-citation><text:note-body><text:p text:style-name="P23">The BenchmarkSQL Timed Driver allows to adjust this average wait time with configuration options in order to drive a higher or lower transaction rate against a given database size. Using those options obviously is a deviation from the TPC-C specifications.</text:p></text:note-body></text:note>.</text:p>
      <text:p text:style-name="P3">Putting those numbers together it is very easy to see that a “one thread per Terminal” implementation will most likely not work. If we were to drive a 100GB database (<text:span text:style-name="T10">in 2016 </text:span>I consider that a <text:span text:style-name="T10">small to </text:span>mid-size server), we would need <text:span text:style-name="T10">to configure </text:span>1,000 Warehouses. <text:span text:style-name="T10">This would result in</text:span> 10,000 <text:span text:style-name="T10">Terminal Threads</text:span>. <text:span text:style-name="T2">On an Operating System like CentOS-7 64bit, each thread uses by default 1MB of stack space and the context switching between 10,000 threads would easily keep several CPU cores busy by itself. Try to drive a 1TB database for a large server and the whole model will fall apart.</text:span></text:p>
      <text:p text:style-name="P4">It is also obvious that because of the large number of simulated Terminals, the Terminal emulation part must be separate from the SUT emulation part <text:span text:style-name="T10">having the actual database connection</text:span>. 10,000 <text:span text:style-name="T10">(100,000 for a 1TB database) </text:span>parallel database connections, each submitting one transaction every 21 seconds on average, is not going to work <text:span text:style-name="T10">well </text:span>either.</text:p>
      <text:h text:style-name="P16" text:outline-level="1"/>
      <text:h text:style-name="P19" text:outline-level="1"><text:bookmark-start text:name="__RefHeading__111_2021226286"/>Architecture of the BenchmarkSQL Timed Driver<text:bookmark-end text:name="__RefHeading__111_2021226286"/></text:h>
      <text:p text:style-name="P5">To avoid the above problems, the Terminal in the BenchmarkSQL Timed Driver is not a thread by itself, but a data structure that is passed around in queues between <text:span text:style-name="T8">several </text:span>thread <text:span text:style-name="T8">groups</text:span>. </text:p>
      <text:p text:style-name="P4"><draw:g text:anchor-type="paragraph" draw:z-index="0" draw:style-name="gr1"><draw:g draw:style-name="gr2"><draw:line draw:style-name="gr3" draw:text-style-name="P29" svg:x1="2.7134in" svg:y1="3.2976in" svg:x2="2.7134in" svg:y2="3.7512in"><text:p/></draw:line><draw:line draw:style-name="gr4" draw:text-style-name="P29" svg:x1="4.1043in" svg:y1="3.2976in" svg:x2="4.1043in" svg:y2="3.7512in"><text:p/></draw:line><draw:line draw:style-name="gr5" draw:text-style-name="P29" svg:x1="3.3921in" svg:y1="3.2976in" svg:x2="3.3921in" svg:y2="3.7512in"><text:p/></draw:line></draw:g><draw:g draw:style-name="gr2"><draw:g draw:style-name="gr2"><draw:custom-shape draw:style-name="gr6" draw:text-style-name="P31" svg:width="2.1169in" svg:height="1.2122in" svg:x="2.3839in" svg:y="2.0713in"><text:p text:style-name="P30"><text:span text:style-name="T14">System Under Test</text:span></text:p><text:p text:style-name="P30"><text:span text:style-name="T15">Processes FIFO queue</text:span></text:p><text:p text:style-name="P30"><text:span text:style-name="T15">of TData sent from Scheduler</text:span></text:p><text:p text:style-name="P30"><text:span text:style-name="T15">or Delivery queue</text:span></text:p><text:p text:style-name="P30"><text:span text:style-name="T15"/></text:p><text:p text:style-name="P30"><text:span text:style-name="T15"/></text:p><draw:enhanced-geometry svg:viewBox="0 0 21600 21600" draw:type="rectangle" draw:enhanced-path="M 0 0 L 21600 0 21600 21600 0 21600 0 0 Z N"/></draw:custom-shape><draw:custom-shape draw:style-name="gr7" draw:text-style-name="P31" svg:width="0.7067in" svg:height="0.3594in" svg:x="2.3839in" svg:y="2.924in"><text:p text:style-name="P30"><text:span text:style-name="T15">SUT</text:span><text:span text:style-name="T15"><text:line-break/></text:span><text:span text:style-name="T15">Thread</text:span></text:p><draw:enhanced-geometry svg:viewBox="0 0 21600 21600" draw:type="rectangle" draw:enhanced-path="M 0 0 L 21600 0 21600 21600 0 21600 0 0 Z N"/></draw:custom-shape></draw:g><draw:custom-shape draw:style-name="gr8" draw:text-style-name="P31" svg:width="0.7067in" svg:height="0.3594in" svg:x="3.0902in" svg:y="2.924in"><text:p text:style-name="P30"><text:span text:style-name="T15">SUT</text:span><text:span text:style-name="T15"><text:line-break/></text:span><text:span text:style-name="T15">Thread</text:span></text:p><draw:enhanced-geometry svg:viewBox="0 0 21600 21600" draw:type="rectangle" draw:enhanced-path="M 0 0 L 21600 0 21600 21600 0 21600 0 0 Z N"/></draw:custom-shape><draw:custom-shape draw:style-name="gr9" draw:text-style-name="P31" svg:width="0.7043in" svg:height="0.3594in" svg:x="3.7965in" svg:y="2.924in"><text:p text:style-name="P30"><text:span text:style-name="T15">SUT</text:span><text:span text:style-name="T15"><text:line-break/></text:span><text:span text:style-name="T15">Thread</text:span></text:p><draw:enhanced-geometry svg:viewBox="0 0 21600 21600" draw:type="rectangle" draw:enhanced-path="M 0 0 L 21600 0 21600 21600 0 21600 0 0 Z N"/></draw:custom-shape></draw:g><draw:custom-shape draw:style-name="gr10" draw:text-style-name="P33" svg:width="2.1043in" svg:height="0.8161in" svg:x="2.3736in" svg:y="3.7382in"><text:p text:style-name="P32"><text:span text:style-name="T16">Database</text:span></text:p><draw:enhanced-geometry svg:viewBox="0 0 21600 21600" draw:type="rectangle" draw:enhanced-path="M 0 0 L 21600 0 21600 21600 0 21600 0 0 Z N"/></draw:custom-shape><draw:custom-shape draw:style-name="gr11" draw:text-style-name="P31" svg:width="2.113in" svg:height="0.9071in" svg:x="2.3654in" svg:y="0.1575in"><text:p text:style-name="P30"><text:span text:style-name="T14">Schedulder</text:span><text:span text:style-name="T15"><text:line-break/></text:span><text:span text:style-name="T15">Maintains queue of TData</text:span></text:p><text:p text:style-name="P30"><text:span text:style-name="T15">and sends entries that are</text:span></text:p><text:p text:style-name="P30"><text:span text:style-name="T15">due to the SUT.</text:span></text:p><draw:enhanced-geometry svg:viewBox="0 0 21600 21600" draw:type="rectangle" draw:enhanced-path="M 0 0 L 21600 0 21600 21600 0 21600 0 0 Z N"/></draw:custom-shape><draw:g draw:style-name="gr2"><draw:custom-shape draw:style-name="gr12" draw:text-style-name="P31" svg:width="1.8398in" svg:height="1.6059in" svg:x="5.0543in" svg:y="1.1in"><text:p text:style-name="P32"><text:span text:style-name="T14"/></text:p><text:p text:style-name="P32"><text:span text:style-name="T14"/></text:p><text:p text:style-name="P32"><text:span text:style-name="T14">Monkey Queue</text:span><text:span text:style-name="T15"><text:line-break/></text:span><text:span text:style-name="T15">Processes FIFO queue</text:span></text:p><text:p text:style-name="P32"><text:span text:style-name="T15">of TData with results</text:span></text:p><text:p text:style-name="P32"><text:span text:style-name="T15">from SUT, collects response</text:span></text:p><text:p text:style-name="P32"><text:span text:style-name="T15">time statistics and generates</text:span></text:p><text:p text:style-name="P32"><text:span text:style-name="T15">input for next transaction</text:span></text:p><draw:enhanced-geometry svg:viewBox="0 0 21600 21600" draw:type="rectangle" draw:enhanced-path="M 0 0 L 21600 0 21600 21600 0 21600 0 0 Z N"/></draw:custom-shape><draw:custom-shape draw:style-name="gr13" draw:text-style-name="P31" svg:width="0.9232in" svg:height="0.4634in" svg:x="5.0543in" svg:y="1.1in"><text:p text:style-name="P32"><text:span text:style-name="T15">Monkey</text:span><text:span text:style-name="T15"><text:line-break/></text:span><text:span text:style-name="T15">Thread</text:span></text:p><draw:enhanced-geometry svg:viewBox="0 0 21600 21600" draw:type="rectangle" draw:enhanced-path="M 0 0 L 21600 0 21600 21600 0 21600 0 0 Z N"/></draw:custom-shape><draw:custom-shape draw:style-name="gr14" draw:text-style-name="P31" svg:width="0.924in" svg:height="0.4634in" svg:x="5.9693in" svg:y="1.1in"><text:p text:style-name="P32"><text:span text:style-name="T15">Monkey</text:span><text:span text:style-name="T15"><text:line-break/></text:span><text:span text:style-name="T15">Thread</text:span></text:p><draw:enhanced-geometry svg:viewBox="0 0 21600 21600" draw:type="rectangle" draw:enhanced-path="M 0 0 L 21600 0 21600 21600 0 21600 0 0 Z N"/></draw:custom-shape></draw:g><draw:custom-shape draw:style-name="gr15" draw:text-style-name="P31" svg:width="1.9004in" svg:height="1.4307in" svg:x="0.1354in" svg:y="1.1346in"><text:p text:style-name="P30"><text:span text:style-name="T14">Delivery BG Scheduler</text:span></text:p><text:p text:style-name="P30"><text:span text:style-name="T15">Maintains queue of</text:span></text:p><text:p text:style-name="P30"><text:span text:style-name="T15">Delivery Background</text:span></text:p><text:p text:style-name="P30"><text:span text:style-name="T15">Requests and sends</text:span></text:p><text:p text:style-name="P30"><text:span text:style-name="T15">them back to the SUT</text:span></text:p><text:p text:style-name="P30"><text:span text:style-name="T15">for processing when</text:span></text:p><text:p text:style-name="P30"><text:span text:style-name="T15">possible.</text:span></text:p><draw:enhanced-geometry svg:viewBox="0 0 21600 21600" draw:type="rectangle" draw:enhanced-path="M 0 0 L 21600 0 21600 21600 0 21600 0 0 Z N"/></draw:custom-shape><draw:g draw:style-name="gr2"><draw:g draw:style-name="gr2"><draw:line draw:style-name="gr16" draw:text-style-name="P29" svg:x1="2.035in" svg:y1="1.5528in" svg:x2="3.2563in" svg:y2="1.5528in"><text:p/></draw:line><draw:line draw:style-name="gr17" draw:text-style-name="P29" svg:x1="3.2563in" svg:y1="1.5528in" svg:x2="3.2563in" svg:y2="2.076in"><text:p/></draw:line></draw:g><draw:g draw:style-name="gr2"><draw:custom-shape draw:style-name="gr18" draw:text-style-name="P34" svg:width="0.9161in" svg:height="0.4189in" svg:x="2.2728in" svg:y="1.274in"><text:p text:style-name="P32"/><draw:enhanced-geometry svg:viewBox="0 0 21600 21600" draw:type="rectangle" draw:enhanced-path="M 0 0 L 21600 0 21600 21600 0 21600 0 0 Z N"/></draw:custom-shape><draw:custom-shape draw:style-name="gr19" draw:text-style-name="P34" svg:width="0.9161in" svg:height="0.4185in" svg:x="2.2043in" svg:y="1.3441in"><text:p text:style-name="P32"/><draw:enhanced-geometry svg:viewBox="0 0 21600 21600" draw:type="rectangle" draw:enhanced-path="M 0 0 L 21600 0 21600 21600 0 21600 0 0 Z N"/></draw:custom-shape><draw:custom-shape draw:style-name="gr20" draw:text-style-name="P35" svg:width="0.9161in" svg:height="0.4205in" svg:x="2.137in" svg:y="1.413in"><text:p text:style-name="P30"><text:span text:style-name="T17">Delivery</text:span></text:p><text:p text:style-name="P30"><text:span text:style-name="T17">BG request</text:span></text:p><draw:enhanced-geometry svg:viewBox="0 0 21600 21600" draw:type="rectangle" draw:enhanced-path="M 0 0 L 21600 0 21600 21600 0 21600 0 0 Z N"/></draw:custom-shape></draw:g></draw:g><draw:g draw:style-name="gr2"><draw:g draw:style-name="gr2"><draw:line draw:style-name="gr21" draw:text-style-name="P29" svg:x1="6.411in" svg:y1="0.611in" svg:x2="4.4776in" svg:y2="0.611in"><text:p/></draw:line><draw:line draw:style-name="gr22" draw:text-style-name="P29" svg:x1="5.5291in" svg:y1="1.0996in" svg:x2="5.5291in" svg:y2="0.611in"><text:p/></draw:line><draw:line draw:style-name="gr23" draw:text-style-name="P29" svg:x1="6.411in" svg:y1="0.611in" svg:x2="6.411in" svg:y2="1.0996in"><text:p/></draw:line></draw:g><draw:g draw:style-name="gr2"><draw:custom-shape draw:style-name="gr24" draw:text-style-name="P36" svg:width="1.0524in" svg:height="0.4543in" svg:x="5.0874in" svg:y="0.2972in"><text:p text:style-name="P32"/><draw:enhanced-geometry svg:viewBox="0 0 21600 21600" draw:type="rectangle" draw:enhanced-path="M 0 0 L 21600 0 21600 21600 0 21600 0 0 Z N"/></draw:custom-shape><draw:custom-shape draw:style-name="gr25" draw:text-style-name="P36" svg:width="1.0524in" svg:height="0.4539in" svg:x="5.0201in" svg:y="0.3673in"><text:p text:style-name="P32"/><draw:enhanced-geometry svg:viewBox="0 0 21600 21600" draw:type="rectangle" draw:enhanced-path="M 0 0 L 21600 0 21600 21600 0 21600 0 0 Z N"/></draw:custom-shape><draw:custom-shape draw:style-name="gr26" draw:text-style-name="P37" svg:width="1.0531in" svg:height="0.4551in" svg:x="4.9516in" svg:y="0.4358in"><text:p text:style-name="P30"><text:span text:style-name="T18">TData with</text:span></text:p><text:p text:style-name="P30"><text:span text:style-name="T18">dialog input</text:span></text:p><draw:enhanced-geometry svg:viewBox="0 0 21600 21600" draw:type="rectangle" draw:enhanced-path="M 0 0 L 21600 0 21600 21600 0 21600 0 0 Z N"/></draw:custom-shape></draw:g></draw:g><draw:g draw:style-name="gr2"><draw:line draw:style-name="gr27" draw:text-style-name="P29" svg:x1="4.037in" svg:y1="1.065in" svg:x2="4.037in" svg:y2="2.0768in"><text:p/></draw:line><draw:g draw:style-name="gr2"><draw:custom-shape draw:style-name="gr28" draw:text-style-name="P36" svg:width="1.0516in" svg:height="0.4539in" svg:x="3.6291in" svg:y="1.274in"><text:p text:style-name="P32"/><draw:enhanced-geometry svg:viewBox="0 0 21600 21600" draw:type="rectangle" draw:enhanced-path="M 0 0 L 21600 0 21600 21600 0 21600 0 0 Z N"/></draw:custom-shape><draw:custom-shape draw:style-name="gr29" draw:text-style-name="P36" svg:width="1.0516in" svg:height="0.4531in" svg:x="3.5618in" svg:y="1.3441in"><text:p text:style-name="P32"/><draw:enhanced-geometry svg:viewBox="0 0 21600 21600" draw:type="rectangle" draw:enhanced-path="M 0 0 L 21600 0 21600 21600 0 21600 0 0 Z N"/></draw:custom-shape><draw:custom-shape draw:style-name="gr30" draw:text-style-name="P37" svg:width="1.0516in" svg:height="0.4551in" svg:x="3.4937in" svg:y="1.413in"><text:p text:style-name="P30"><text:span text:style-name="T18">TData with</text:span></text:p><text:p text:style-name="P30"><text:span text:style-name="T18">dialog input</text:span></text:p><draw:enhanced-geometry svg:viewBox="0 0 21600 21600" draw:type="rectangle" draw:enhanced-path="M 0 0 L 21600 0 21600 21600 0 21600 0 0 Z N"/></draw:custom-shape></draw:g></draw:g><draw:g draw:style-name="gr2"><draw:g draw:style-name="gr2"><draw:line draw:style-name="gr31" draw:text-style-name="P29" svg:x1="6.0039in" svg:y1="3.1236in" svg:x2="6.0039in" svg:y2="2.7047in"><text:p/></draw:line><draw:line draw:style-name="gr32" draw:text-style-name="P29" svg:x1="4.5114in" svg:y1="3.1236in" svg:x2="6.0039in" svg:y2="3.1236in"><text:p/></draw:line></draw:g><draw:g draw:style-name="gr2"><draw:custom-shape draw:style-name="gr33" draw:text-style-name="P36" svg:width="1.0516in" svg:height="0.4539in" svg:x="4.8165in" svg:y="2.8094in"><text:p text:style-name="P32"/><draw:enhanced-geometry svg:viewBox="0 0 21600 21600" draw:type="rectangle" draw:enhanced-path="M 0 0 L 21600 0 21600 21600 0 21600 0 0 Z N"/></draw:custom-shape><draw:custom-shape draw:style-name="gr34" draw:text-style-name="P36" svg:width="1.0516in" svg:height="0.4551in" svg:x="4.7492in" svg:y="2.8783in"><text:p text:style-name="P32"/><draw:enhanced-geometry svg:viewBox="0 0 21600 21600" draw:mirror-horizontal="false" draw:mirror-vertical="false" draw:type="rectangle" draw:enhanced-path="M 0 0 L 21600 0 21600 21600 0 21600 0 0 Z N"/></draw:custom-shape><draw:custom-shape draw:style-name="gr35" draw:text-style-name="P37" svg:width="1.0524in" svg:height="0.4539in" svg:x="4.6807in" svg:y="2.9492in"><text:p text:style-name="P30"><text:span text:style-name="T18">TData with</text:span></text:p><text:p text:style-name="P30"><text:span text:style-name="T18">dialog result</text:span></text:p><draw:enhanced-geometry svg:viewBox="0 0 21600 21600" draw:type="rectangle" draw:enhanced-path="M 0 0 L 21600 0 21600 21600 0 21600 0 0 Z N"/></draw:custom-shape></draw:g></draw:g><draw:g draw:style-name="gr2"><draw:g draw:style-name="gr2"><draw:line draw:style-name="gr36" draw:text-style-name="P29" svg:x1="2.374in" svg:y1="3.1236in" svg:x2="1.0512in" svg:y2="3.1236in"><text:p/></draw:line><draw:line draw:style-name="gr37" draw:text-style-name="P29" svg:x1="1.0512in" svg:y1="3.1232in" svg:x2="1.0512in" svg:y2="2.565in"><text:p/></draw:line></draw:g><draw:g draw:style-name="gr2"><draw:custom-shape draw:style-name="gr38" draw:text-style-name="P34" svg:width="0.9161in" svg:height="0.4189in" svg:x="1.322in" svg:y="2.8441in"><text:p text:style-name="P32"/><draw:enhanced-geometry svg:viewBox="0 0 21600 21600" draw:type="rectangle" draw:enhanced-path="M 0 0 L 21600 0 21600 21600 0 21600 0 0 Z N"/></draw:custom-shape><draw:custom-shape draw:style-name="gr39" draw:text-style-name="P34" svg:width="0.9161in" svg:height="0.4189in" svg:x="1.2555in" svg:y="2.9146in"><text:p text:style-name="P32"/><draw:enhanced-geometry svg:viewBox="0 0 21600 21600" draw:type="rectangle" draw:enhanced-path="M 0 0 L 21600 0 21600 21600 0 21600 0 0 Z N"/></draw:custom-shape><draw:custom-shape draw:style-name="gr40" draw:text-style-name="P35" svg:width="0.9161in" svg:height="0.4189in" svg:x="1.187in" svg:y="2.9839in"><text:p text:style-name="P30"><text:span text:style-name="T17">Delivery</text:span></text:p><text:p text:style-name="P30"><text:span text:style-name="T17">BG request</text:span></text:p><draw:enhanced-geometry svg:viewBox="0 0 21600 21600" draw:type="rectangle" draw:enhanced-path="M 0 0 L 21600 0 21600 21600 0 21600 0 0 Z N"/></draw:custom-shape></draw:g></draw:g></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 text:outline-level="2"><text:bookmark-start text:name="__RefHeading__113_2021226286"/>TData<text:bookmark-end text:name="__RefHeading__113_2021226286"/></text:h>
      <text:p text:style-name="P6">The TData object has fields for all the input and output fields of the simulated Terminal screen, a number of time stamps to measure response times and control scheduling and fields used for linking in the various queues of the driver.</text:p>
      <text:h text:style-name="P20" text:outline-level="2"><text:bookmark-start text:name="__RefHeading__115_2021226286"/>Monkey <text:span text:style-name="T4">Queue</text:span><text:bookmark-end text:name="__RefHeading__115_2021226286"/></text:h>
      <text:p text:style-name="P6">Instead of simulating human users with a thread per Terminal, the driver has a configurable number of “highly trained Monkeys”. These <text:span text:style-name="T3">can</text:span> be imagined as jumping quickly from Terminal to Terminal to process the output of the previous transaction <text:span text:style-name="T7">(collect response time statistics)</text:span>, type in the input data for the next transaction, calculate the time when this input must be sent to the SUT based on thinking time of previous transaction + keying time of <text:span text:style-name="T7">new</text:span> transaction, <text:soft-page-break/><text:span text:style-name="T3">send it to the Scheduler and</text:span> then jump to the <text:span text:style-name="T3">next Terminal, that needs attention. Very few of these Monkey Threads can take care of thousands of Terminals.</text:span></text:p>
      <text:p text:style-name="P12">It is possible to overwhelm the configured number of Monkey Threads with too many Terminals, so that the Monkey Threads cannot generate the random input data for the next transaction before it is due according to the last transaction's end time plus the calculated wait time. However, this is easily detected and the BenchmarkSQL Timed Scheduler will emit warning messages if that ever happens. Configuring more Monkey Threads will fix the problem.</text:p>
      <text:h text:style-name="P21" text:outline-level="2"><text:bookmark-start text:name="__RefHeading__117_2021226286"/>Scheduler<text:bookmark-end text:name="__RefHeading__117_2021226286"/></text:h>
      <text:p text:style-name="P7">The Scheduler <text:span text:style-name="T4">is a Thread that </text:span>manages the TData objects, that have been provided with <text:span text:style-name="T10">Terminal</text:span> input data by <text:span text:style-name="T5">the</text:span> Monkey Thread<text:span text:style-name="T5">s</text:span>. The objects are organized in a self balancing AVL tree sorted by the time stamp, when each TData object is due to be sent to the SUT (due time is when the wait time elapses). The Scheduler has no other function than to send the TData objects to the SUT <text:span text:style-name="T11">at the exact time</text:span> they are due. This due time is when the “virtual user” is supposed to press the <text:span text:style-name="T5">SEND</text:span> button, <text:span text:style-name="T11">which</text:span> is also the time at wh<text:span text:style-name="T10">ich</text:span> the user experienced transaction response time starts ticking.</text:p>
      <text:h text:style-name="P21" text:outline-level="2"><text:bookmark-start text:name="__RefHeading__119_2021226286"/>System Under Test<text:bookmark-end text:name="__RefHeading__119_2021226286"/></text:h>
      <text:p text:style-name="P8">The SUT consists of a FIFO queue and a number of SUT threads. These are the simulated Application threads, each using its own database connection to process transactions. The number of SUT threads to configure depends on your database system and the hardware, it is running on. <text:span text:style-name="T4">This can range from less than 10 for a small DB server with a dual-core CPU to hundreds for a DB server with 64+ hyper-threaded cores or distributed systems. </text:span></text:p>
      <text:p text:style-name="P8"><text:span text:style-name="T4">The SUT Threads pick the next TData object from the FIFO queue, process the requested transaction and fill the result data into the TData object. The last step before adding the TData object back into the Monkey Queue is to record the transaction end timestamp in it. This is when the user experienced transaction response time clock stops because the result is now displayed on the Terminal. A delay from here until the next available Monkey Thread actually pays attention to the terminal does not count into the response time calculations, nor does it affect the calculation of the next transaction's due time for this Terminal.</text:span></text:p>
      <text:p text:style-name="P9">There can be times when the processing capacity of all the SUT Threads is not enough to keep up with the flow of incoming TData objects (transaction requests). <text:span text:style-name="T5">Unlike a TPC-B, where the processing capacity of the database system is dictating the speed of a number of punch card readers, the TPC-C defines human Terminal users, who dictate when a request starts. When this overload happens it</text:span> will cause a backlog in the Scheduler FIFO queue. The response time clock <text:span text:style-name="T6">keeps</text:span> ticking while the TData object is waiting in this queue for an <text:soft-page-break/>available <text:s/>SUT Thread. This is the major difference between the BenchmarkSQL Timed Driver and simpler implementations. Most simple TPC-C like implementations measure only the time between the database transaction begin and commit, <text:span text:style-name="T12">if they measure and eventually record any individual transaction response times at all</text:span>. <text:span text:style-name="T12">They behave like a TPC-B driver that has been modified to use a TPC-C like schema and queries. This behaviour and the inability to measure user-experienced response times is a consequence of their implementation, where the simulated user+terminal (TData+Monkey in our case) is combined with the SUT part and one database connection into a single Thread. That model cannot perform the correct measurement, neither can it deliver the correct timing of transaction requests.</text:span></text:p>
      <text:h text:style-name="P22" text:outline-level="2"><text:bookmark-start text:name="__RefHeading__121_2021226286"/>Delivery BG Scheduler<text:bookmark-end text:name="__RefHeading__121_2021226286"/></text:h>
      <text:p text:style-name="P10">The DELIVERY transaction is unique in the TPC-C specification. It has a foreground part where the Terminal communicates with the SUT, but this foreground part does not require database interaction. It is meant to only “queue” the delivery request and return the information that the request has been queued back to the Terminal. </text:p>
      <text:p text:style-name="P11">The actual processing of the request <text:span text:style-name="T12">should happen in the background an </text:span>has relaxed processing time requirements, because this is a very expensive transaction with a lot of IO. The TPC-C does not specify how exactly <text:span text:style-name="T13">to </text:span>implement the queue mechanism and leaves it to the benchmark implementor. <text:span text:style-name="T7">The only requirement is that 90% of all DELIVERY background requests must be finished within 85 seconds after the foreground part of the transaction had been processed by the SUT.</text:span> </text:p>
      <text:p text:style-name="P10">When an SUT Thread encounters a DELIVERY <text:span text:style-name="T7">foreground </text:span>transaction it creates a special <text:span text:style-name="T7">background </text:span>TData object and sends it to the Delivery Background Scheuler. It fills the proper response <text:span text:style-name="T13">message </text:span>into the <text:span text:style-name="T7">foreground </text:span>TData object and sends it back to the Monkey Queue.</text:p>
      <text:p text:style-name="P10">The Delivery Background Scheduler is a special queue with a monitoring thread. There is a configuration option in the <text:span text:style-name="T13">BenchmarkSQL Timed Driver </text:span>test properties file that limit<text:span text:style-name="T7">s</text:span> the number of SUT threads that are allowed to simultaneously process Delivery Background Requests. This is to avoid having all database connections busy with these longer running transactions and thereby delaying the more time critical foreground transaction requests.</text:p>
      <text:p text:style-name="P10"><text:span text:style-name="T7">T</text:span>he <text:span text:style-name="T13">d</text:span>river <text:span text:style-name="T7">also</text:span> allows to configure the queue to avoid simultaneous execution of multiple D<text:span text:style-name="T13">ELIVERY</text:span> transactions per Warehouse, in order to avoid delays due to conflicting lock requests <text:span text:style-name="T13">by the inherently overlapping transactions</text:span>. <text:span text:style-name="T7">Like all requests waiting in the SUT FIFO queue, background transactions waiting in the Delivery BG Scheduler have their response time clock ticking, so the TPC-C requirements are fulfilled. If tuning these configuration options actually leads to an increase of performance for your particular database configuration is a completely different question.</text:span></text:p>
      <text:p text:style-name="P10"><text:soft-page-break/>When the Delivery Background Scheduler detects a request, that can be executed according to the above configur<text:span text:style-name="T7">ation options</text:span>, it sends the special TData object into the SUT. When <text:span text:style-name="T7">the next available</text:span> SUT Thread picks it up it will process the background part of the DELIVERY transaction on the database, stamp the transaction end time into the TData object and send it once more to the Delivery Background Scheduler, which calculates the response time of the background part and adds the result to the response time statistics. </text:p>
      <text:h text:style-name="P17" text:outline-level="1"><text:bookmark-start text:name="__RefHeading__124_2021226286"/>Reported Performance Data<text:bookmark-end text:name="__RefHeading__124_2021226286"/></text:h>
      <text:p text:style-name="P13">TODO: Describe the reported performance data</text:p>
      <text:h text:style-name="P17" text:outline-level="1"><text:bookmark-start text:name="__RefHeading__126_2021226286"/>Recording Individual Transaction Information<text:bookmark-end text:name="__RefHeading__126_2021226286"/></text:h>
      <text:p text:style-name="P13">TODO: Describe the format of the optional per transaction result CSV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1" fo:font-family="'Liberation Sans'" style:font-style-name="Regular" style:font-family-generic="swiss" style:font-pitch="variable"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10pt" style:font-size-asian="10pt" style:font-weight-asian="normal"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1" fo:font-family="'Liberation Sans'" style:font-style-name="Regular" style:font-family-generic="swiss" style:font-pitch="variable" style:font-size-asian="10.5pt"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2ab794" officeooo:paragraph-rsid="002ab79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Wieck</meta:initial-creator>
    <meta:creation-date>2016-01-30T16:48:10.308996807</meta:creation-date>
    <dc:date>2016-01-31T11:36:20.721953025</dc:date>
    <dc:creator>Jan Wieck</dc:creator>
    <meta:editing-duration>PT15H9M46S</meta:editing-duration>
    <meta:editing-cycles>12</meta:editing-cycles>
    <meta:generator>LibreOffice/4.3.7.2$Linux_X86_64 LibreOffice_project/430$Build-2</meta:generator>
    <meta:document-statistic meta:table-count="0" meta:image-count="0" meta:object-count="0" meta:page-count="7" meta:paragraph-count="48" meta:word-count="1822" meta:character-count="11191" meta:non-whitespace-character-count="9411"/>
  </office:meta>
</office:document-meta>
</file>